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9c3d"/>
    </style:style>
    <style:style style:name="P3" style:family="paragraph" style:parent-style-name="Standard">
      <style:paragraph-properties fo:text-align="justify" style:justify-single-word="false"/>
      <style:text-properties officeooo:paragraph-rsid="001fc41b"/>
    </style:style>
    <style:style style:name="P4" style:family="paragraph" style:parent-style-name="Standard">
      <style:text-properties fo:color="#000000" style:font-name="Liberation Serif" fo:font-size="12pt" fo:language="en" fo:country="US"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Liberation Serif" fo:font-size="12pt" fo:language="en" fo:country="US" fo:font-weight="bold" style:font-size-asian="12pt" style:font-weight-asian="bold" style:font-size-complex="12pt" style:font-weight-complex="bold"/>
    </style:style>
    <style:style style:name="P6" style:family="paragraph" style:parent-style-name="Standard">
      <style:text-properties fo:color="#ff0000" style:font-name="Liberation Serif" fo:font-size="12pt" fo:language="en" fo:country="US" style:font-size-asian="12pt" style:font-size-complex="12pt"/>
    </style:style>
    <style:style style:name="P7" style:family="paragraph" style:parent-style-name="Standard">
      <style:paragraph-properties fo:text-align="justify" style:justify-single-word="false"/>
      <style:text-properties fo:color="#ff0000" style:font-name="Liberation Serif" fo:font-size="12pt" fo:language="en" fo:country="US" fo:font-weight="bold" style:font-size-asian="12pt" style:font-weight-asian="bold" style:font-size-complex="12pt" style:font-weight-complex="bold"/>
    </style:style>
    <style:style style:name="P8" style:family="paragraph" style:parent-style-name="Standard">
      <style:text-properties style:font-name="Liberation Serif" fo:font-size="12pt" fo:language="en" fo:country="US"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en" fo:country="US"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Liberation Serif" fo:font-size="12pt" fo:language="en" fo:country="US" fo:font-weight="bold" officeooo:paragraph-rsid="002d36f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222222" style:font-name="Liberation Serif" fo:font-size="12pt" fo:language="en" fo:country="US"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222222" style:font-name="Liberation Serif" fo:font-size="12pt" fo:language="en" fo:country="US"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222222" style:font-name="Liberation Serif" fo:font-size="12pt" fo:language="en" fo:country="US" fo:font-weight="normal" officeooo:paragraph-rsid="001fc41b"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222222" style:font-name="Liberation Serif" fo:font-size="12pt" fo:language="en" fo:country="US" fo:font-weight="normal" officeooo:paragraph-rsid="002d36f0" style:font-size-asian="12pt" style:font-weight-asian="normal" style:font-size-complex="12pt" style:font-weight-complex="normal"/>
    </style:style>
    <style:style style:name="P15" style:family="paragraph" style:parent-style-name="Standard">
      <style:paragraph-properties fo:margin-left="1.199cm" fo:margin-right="0cm" fo:text-align="justify" style:justify-single-word="false" fo:text-indent="0cm" style:auto-text-indent="false">
        <style:tab-stops/>
      </style:paragraph-properties>
    </style:style>
    <style:style style:name="P16"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2d36f0"/>
    </style:style>
    <style:style style:name="P17"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3f0493"/>
    </style:style>
    <style:style style:name="P18"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style:font-size-asian="12pt" style:font-weight-asian="bold" style:font-size-complex="12pt" style:font-weight-complex="bold"/>
    </style:style>
    <style:style style:name="P19"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paragraph-rsid="002d36f0" style:font-size-asian="12pt" style:font-weight-asian="bold" style:font-size-complex="12pt" style:font-weight-complex="bold"/>
    </style:style>
    <style:style style:name="P20"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3a5325" officeooo:paragraph-rsid="003a5325" style:font-size-asian="12pt" style:font-weight-asian="bold" style:font-size-complex="12pt" style:font-weight-complex="bold"/>
    </style:style>
    <style:style style:name="P21"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3fc579" officeooo:paragraph-rsid="003fc579" style:font-size-asian="12pt" style:font-weight-asian="bold" style:font-size-complex="12pt" style:font-weight-complex="bold"/>
    </style:style>
    <style:style style:name="P22" style:family="paragraph" style:parent-style-name="Standard">
      <style:paragraph-properties fo:margin-left="1.199cm" fo:margin-right="0cm" fo:text-align="justify" style:justify-single-word="false" fo:text-indent="0cm" style:auto-text-indent="false">
        <style:tab-stops/>
      </style:paragraph-properties>
      <style:text-properties style:font-name="Liberation Serif" fo:font-size="12pt" fo:language="en" fo:country="US" fo:font-weight="bold" style:font-size-asian="12pt" style:font-weight-asian="bold" style:font-size-complex="12pt" style:font-weight-complex="bold"/>
    </style:style>
    <style:style style:name="P23" style:family="paragraph" style:parent-style-name="Standard">
      <style:paragraph-properties fo:margin-left="1.3cm" fo:margin-right="0cm" fo:text-align="justify" style:justify-single-word="false" fo:text-indent="0cm" style:auto-text-indent="false">
        <style:tab-stops/>
      </style:paragraph-properties>
    </style:style>
    <style:style style:name="P24" style:family="paragraph" style:parent-style-name="Standard">
      <style:paragraph-properties fo:text-align="justify" style:justify-single-word="false" fo:break-before="page"/>
      <style:text-properties style:font-name="Liberation Serif" fo:font-size="12pt" fo:language="en" fo:country="US" fo:font-weight="bold" style:font-size-asian="12pt" style:font-weight-asian="bold" style:font-size-complex="12pt" style:font-weight-complex="bold"/>
    </style:style>
    <style:style style:name="P25" style:family="paragraph" style:parent-style-name="Standard">
      <style:paragraph-properties fo:text-align="justify" style:justify-single-word="false" fo:break-before="page"/>
      <style:text-properties fo:color="#222222" style:font-name="Liberation Serif" fo:font-size="12pt" fo:language="en" fo:country="US" fo:font-weight="bold" style:font-size-asian="12pt" style:font-weight-asian="bold" style:font-size-complex="12pt" style:font-weight-complex="bold"/>
    </style:style>
    <style:style style:name="P26" style:family="paragraph" style:parent-style-name="Standard" style:master-page-name="MP0">
      <style:paragraph-properties style:page-number="auto" fo:break-before="page"/>
      <style:text-properties fo:color="#000000" style:font-name="Liberation Serif" fo:font-size="12pt" fo:language="en" fo:country="US" fo:font-weight="bold" style:font-size-asian="12pt" style:font-weight-asian="bold" style:font-size-complex="12pt" style:font-weight-complex="bold"/>
    </style:style>
    <style:style style:name="P27" style:family="paragraph" style:parent-style-name="Standard">
      <style:paragraph-properties fo:margin-left="1.199cm" fo:margin-right="0cm" fo:text-align="justify" style:justify-single-word="false" fo:text-indent="0cm" style:auto-text-indent="false">
        <style:tab-stops/>
      </style:paragraph-properties>
      <style:text-properties fo:color="#ff0000" style:font-name="Liberation Serif" fo:font-size="12pt" fo:language="en" fo:country="US" fo:font-weight="bold" officeooo:paragraph-rsid="0040eefc" style:font-size-asian="12pt" style:font-weight-asian="bold" style:font-size-complex="12pt" style:font-weight-complex="bold"/>
    </style:style>
    <style:style style:name="T1" style:family="text">
      <style:text-properties fo:color="#000000"/>
    </style:style>
    <style:style style:name="T2" style:family="text">
      <style:text-properties fo:color="#000000" style:font-name="Liberation Serif" fo:font-size="12pt" fo:language="en" fo:country="US" fo:font-weight="bold" style:font-size-asian="12pt" style:font-weight-asian="bold" style:font-size-complex="12pt" style:font-weight-complex="bold"/>
    </style:style>
    <style:style style:name="T3" style:family="text">
      <style:text-properties fo:color="#000000" style:font-name="Liberation Serif" fo:font-size="12pt" fo:language="en" fo:country="US" fo:font-weight="bold" officeooo:rsid="00223a91" style:font-size-asian="12pt" style:font-weight-asian="bold" style:font-size-complex="12pt" style:font-weight-complex="bold"/>
    </style:style>
    <style:style style:name="T4" style:family="text">
      <style:text-properties fo:color="#000000" style:font-name="Liberation Serif" fo:font-size="12pt" fo:language="en" fo:country="US" fo:font-weight="bold" officeooo:rsid="0023d924" style:font-size-asian="12pt" style:font-weight-asian="bold" style:font-size-complex="12pt" style:font-weight-complex="bold"/>
    </style:style>
    <style:style style:name="T5" style:family="text">
      <style:text-properties fo:color="#000000" style:font-name="Liberation Serif" fo:font-size="12pt" fo:language="en" fo:country="US" fo:font-weight="bold" officeooo:rsid="00285059" style:font-size-asian="12pt" style:font-weight-asian="bold" style:font-size-complex="12pt" style:font-weight-complex="bold"/>
    </style:style>
    <style:style style:name="T6" style:family="text">
      <style:text-properties fo:color="#000000" style:font-name="Liberation Serif" fo:font-size="12pt" fo:language="en" fo:country="US" fo:font-weight="bold" officeooo:rsid="003f0493" style:font-size-asian="12pt" style:font-weight-asian="bold" style:font-size-complex="12pt" style:font-weight-complex="bold"/>
    </style:style>
    <style:style style:name="T7" style:family="text">
      <style:text-properties fo:color="#000000" style:font-name="Liberation Serif" fo:font-size="12pt" fo:language="en" fo:country="US" style:font-size-asian="12pt" style:font-size-complex="12pt" style:font-weight-complex="bold"/>
    </style:style>
    <style:style style:name="T8" style:family="text">
      <style:text-properties fo:color="#000000" officeooo:rsid="0040eefc"/>
    </style:style>
    <style:style style:name="T9" style:family="text">
      <style:text-properties fo:color="#222222" style:font-name="Liberation Serif" fo:font-size="12pt" fo:language="en" fo:country="US" style:font-size-asian="12pt" style:font-size-complex="12pt" style:font-weight-complex="bold"/>
    </style:style>
    <style:style style:name="T10" style:family="text">
      <style:text-properties fo:color="#ff0000" style:font-name="Liberation Serif" fo:font-size="12pt" fo:language="en" fo:country="US" fo:font-weight="bold" style:font-size-asian="12pt" style:font-weight-asian="bold" style:font-size-complex="12pt" style:font-weight-complex="bold"/>
    </style:style>
    <style:style style:name="T11" style:family="text">
      <style:text-properties style:font-name="Liberation Serif" fo:font-size="12pt" fo:language="en" fo:country="US" fo:font-weight="bold" style:font-size-asian="12pt" style:font-weight-asian="bold" style:font-size-complex="12pt" style:font-weight-complex="bold"/>
    </style:style>
    <style:style style:name="T12" style:family="text">
      <style:text-properties officeooo:rsid="00285059"/>
    </style:style>
    <style:style style:name="T13" style:family="text">
      <style:text-properties style:font-weight-complex="bold"/>
    </style:style>
    <style:style style:name="T14" style:family="text">
      <style:text-properties officeooo:rsid="002d194b"/>
    </style:style>
    <style:style style:name="T15" style:family="text">
      <style:text-properties officeooo:rsid="002d36f0"/>
    </style:style>
    <style:style style:name="T16" style:family="text">
      <style:text-properties officeooo:rsid="002f9bb9"/>
    </style:style>
    <style:style style:name="T17" style:family="text">
      <style:text-properties officeooo:rsid="003afc53"/>
    </style:style>
    <style:style style:name="T18" style:family="text">
      <style:text-properties officeooo:rsid="0041be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ear Editor:</text:p>
      <text:p text:style-name="P4"/>
      <text:p text:style-name="Standard"><text:span text:style-name="Default_20_Paragraph_20_Font"><text:span text:style-name="T2">Attached is the revised version of our paper “</text:span></text:span><text:span text:style-name="Default_20_Paragraph_20_Font"><text:span text:style-name="T3">Differential Evolution with Enhanced Diversity Maintenance</text:span></text:span><text:span text:style-name="Default_20_Paragraph_20_Font"><text:span text:style-name="T2">” (manuscript number: </text:span></text:span><text:span text:style-name="Default_20_Paragraph_20_Font"><text:span text:style-name="T3">#OPT-D-18-00</text:span></text:span><text:span text:style-name="Default_20_Paragraph_20_Font"><text:span text:style-name="T4">396</text:span></text:span><text:span text:style-name="Default_20_Paragraph_20_Font"><text:span text:style-name="T2">).</text:span></text:span></text:p>
      <text:p text:style-name="P4"/>
      <text:p text:style-name="P5">We have studied the review report very carefully. The comments and suggestions provided are very interesting and, in our opinion, they have allowed us to improve on the general quality of the manuscript.</text:p>
      <text:p text:style-name="P4"/>
      <text:p text:style-name="P5">The rest of this document presents our detailed responses to the reviewers’ comments.</text:p>
      <text:p text:style-name="P4"/>
      <text:p text:style-name="P5">We would like to thank you and the reviewers for the time invested in evaluating our work. We really appreciate all valuable reviewer's comments.</text:p>
      <text:p text:style-name="P4"/>
      <text:p text:style-name="P4">Sincerely,</text:p>
      <text:p text:style-name="P4"><text:s text:c="3"/>The authors</text:p>
      <text:p text:style-name="P6"/>
      <text:p text:style-name="P8"/>
      <text:p text:style-name="P8"/>
      <text:p text:style-name="P8"><text:line-break/></text:p>
      <text:p text:style-name="P9"/>
      <text:p text:style-name="P25">Reviewer 1</text:p>
      <text:p text:style-name="P9"/>
      <text:p text:style-name="P1"><text:span text:style-name="Default_20_Paragraph_20_Font"><text:span text:style-name="T9">This paper concerns a variant of differential evolution with enhanced diversity maintenance. The method has been well described, in proper context of the current literature. </text:span></text:span></text:p>
      <text:p text:style-name="P1"><text:span text:style-name="Default_20_Paragraph_20_Font"><text:span text:style-name="T9">Results seem to be quite extensive as it's done for both CEC2016 and CEC2017. Mean distance measure has been used to check diversity. The paper can be accepted after some minor revision.</text:span></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It's not quite clear to what extent the idea is new, how the proposed approach is from other methods of enhancing diversity in population?</text:span></text:span></text:p>
      <text:p text:style-name="P1"><text:span text:style-name="Default_20_Paragraph_20_Font"><text:span text:style-name="T9"/></text:span></text:p>
      <text:p text:style-name="P9"/>
      <text:p text:style-name="P1"><text:span text:style-name="Default_20_Paragraph_20_Font"><text:span text:style-name="T7"><text:tab/></text:span></text:span><text:span text:style-name="Default_20_Paragraph_20_Font"><text:span text:style-name="T2">Response 1</text:span></text:span></text:p>
      <text:p text:style-name="P5"/>
      <text:p text:style-name="P15"><text:span text:style-name="Default_20_Paragraph_20_Font"><text:span text:style-name="T4">Holding...</text:span></text:span><text:span text:style-name="Default_20_Paragraph_20_Font"><text:span text:style-name="T2">.</text:span></text:span></text:p>
      <text:p text:style-name="P22"/>
      <text:p text:style-name="P12">Notation in Eq.(4) is a bit confusing. Is d in the the (b^d-a^d) a power or what? If not, use a proper notation. If it's a power, what is the mathematical reason for this?</text:p>
      <text:p text:style-name="P9"/>
      <text:p text:style-name="P18">Response 2</text:p>
      <text:p text:style-name="P18"/>
      <text:p text:style-name="P18">...</text:p>
      <text:p text:style-name="P22"><text:line-break/></text:p>
      <text:p text:style-name="P11"/>
      <text:p text:style-name="P12">Fig. 2, there seems to have some significant differences between CEC2016 and CEC17 rates. What is the reason?</text:p>
      <text:p text:style-name="P9"/>
      <text:p text:style-name="P2"><text:span text:style-name="Default_20_Paragraph_20_Font"><text:span text:style-name="T9"><text:tab/></text:span></text:span></text:p>
      <text:p text:style-name="P2"><text:span text:style-name="Default_20_Paragraph_20_Font"><text:span text:style-name="T10"><text:tab/></text:span></text:span><text:span text:style-name="Default_20_Paragraph_20_Font"><text:span text:style-name="T2">Response 3</text:span></text:span></text:p>
      <text:p text:style-name="P5"/>
      <text:p text:style-name="P15"><text:span text:style-name="Default_20_Paragraph_20_Font"><text:span text:style-name="T2">....</text:span></text:span></text:p>
      <text:p text:style-name="P1"><text:span text:style-name="Default_20_Paragraph_20_Font"><text:span text:style-name="T9"><text:s text:c="2"/></text:span></text:span><text:span text:style-name="Default_20_Paragraph_20_Font"><text:span text:style-name="T11"><text:line-break/><text:line-break/></text:span></text:span></text:p>
      <text:p text:style-name="P24">Reviewer 2</text:p>
      <text:p text:style-name="P9"/>
      <text:p text:style-name="P12">The authors propose a novel replacement strategy that combines the use of an elite population and a mechanism to preserve diversity in the differential evolution (DE) algorithm. Experimental testing on benchmarks from IEEE Congress on Evolutionary Computation (CEC) indicates that even the top-rank algorithms of CEC competitions 2017 and 2016 are superceded by the proposed modification of the DE. The paper is well written and well structured. The survey seems to be adequate.</text:p>
      <text:p text:style-name="P12"/>
      <text:p text:style-name="P12">My only concern is that the paper does not present any theoretical or experimental analysis to answer the question: Why the proposed modification of the DE is so good? I guess that this question might require a separate paper. It is recommended, however, that the authors provide as much information as possible for the further research in this direction. In particular, it would be helpful to give more information in the introduction about the theoretical results on DE algorithms, which may be related to this modification. Besides that, it would be helpful to see more detailed presentation of the experimental results with the analysis (on some instances) of the positive input given by the new mechanism in comparison to the previously known version of the DE. </text:p>
      <text:p text:style-name="P9"/>
      <text:p text:style-name="P18">Response 1</text:p>
      <text:p text:style-name="P18"/>
      <text:p text:style-name="P18">...</text:p>
      <text:p text:style-name="P9"/>
      <text:p text:style-name="P12"/>
      <text:p text:style-name="P1"><text:span text:style-name="Default_20_Paragraph_20_Font"><text:span text:style-name="T9">Can the population of DE contain identical vectors? If so, the population should be refered to as a multi-set rather than a set (page 3, line 19).</text:span></text:span></text:p>
      <text:p text:style-name="P7"/>
      <text:p text:style-name="P18">Response 2</text:p>
      <text:p text:style-name="P20">Effectively, a population of DE could contain identical vectors, even though each target vector is mutated th<text:span text:style-name="T17">r</text:span>ough a lineal combination <text:span text:style-name="T17">of two randomly vectors,</text:span> <text:span text:style-name="T18">thus the DE scheme</text:span> <text:span text:style-name="T17">does not have </text:span>a constraint to avoid identical vectors, therefore <text:span text:style-name="T17">term </text:span>“<text:span text:style-name="T17">set” is changed to “multi-set” </text:span>in the manuscript. <text:s/></text:p>
      <text:p text:style-name="P9"><text:line-break/><text:line-break/></text:p>
      <text:p text:style-name="P12">Notation "NP" for the population size is hard to justify (page 3, line 32 and below). It looks like the class of Nondeterministic Polynomial time decision problems or as a multiple of N and P. I recommend using a single letter for the population size.</text:p>
      <text:p text:style-name="P9"/>
      <text:p text:style-name="P18">Response 3</text:p>
      <text:p text:style-name="P18"/>
      <text:p text:style-name="P17"><text:span text:style-name="Default_20_Paragraph_20_Font"><text:span text:style-name="T6">This observation has been corrected in the manuscript.</text:span></text:span></text:p>
      <text:p text:style-name="P22"/>
      <text:p text:style-name="P9"><text:line-break/></text:p>
      <text:p text:style-name="P12">In expression (1), the symbols r1, r2 and r3 should be converted to r_1, r_2 and r_3 <text:s/>(with numbers in subscripts).</text:p>
      <text:p text:style-name="P9"/>
      <text:p text:style-name="P18">Response <text:span text:style-name="T12">4</text:span></text:p>
      <text:p text:style-name="P18"/>
      <text:p text:style-name="P21">This observation has been corrected in the manuscript.</text:p>
      <text:p text:style-name="P22"><text:soft-page-break/></text:p>
      <text:p text:style-name="P1"/>
      <text:p text:style-name="P1"/>
      <text:p text:style-name="P12">Which norm is meant in line 47 of page 4?</text:p>
      <text:p text:style-name="P9"/>
      <text:p text:style-name="P18">Response <text:span text:style-name="T12">5</text:span></text:p>
      <text:p text:style-name="P27"><text:span text:style-name="Default_20_Paragraph_20_Font"><text:span text:style-name="T8">This observation has been corrected in the manuscript.</text:span></text:span></text:p>
      <text:p text:style-name="P9"/>
      <text:p text:style-name="P13"><text:span text:style-name="Default_20_Paragraph_20_Font"><text:span text:style-name="T13">It seems that the terminology from the area of DEs and from the area of genetic algorithms is mixed in this paper, which makes it difficult to read. In particular, at the bottom of page 7, the term "individuals" seems to replace the "trial vectors" and the term "parent population" is undefined at all. I personally would prefer the terminology from the field of evolutionary algorithms (which is rather well-known). Anyway, any term in use should have a clear definition in the paper.</text:span></text:span></text:p>
      <text:p text:style-name="P9"/>
      <text:p text:style-name="P1"><text:span text:style-name="Default_20_Paragraph_20_Font"><text:span text:style-name="T2"><text:tab/>Response </text:span></text:span><text:span text:style-name="Default_20_Paragraph_20_Font"><text:span text:style-name="T5">6</text:span></text:span></text:p>
      <text:p text:style-name="P5"/>
      <text:p text:style-name="P23"><text:span text:style-name="Default_20_Paragraph_20_Font"><text:span text:style-name="T2">...</text:span></text:span></text:p>
      <text:p text:style-name="P3"/>
      <text:p text:style-name="P3"/>
      <text:p text:style-name="P13"><text:span text:style-name="Default_20_Paragraph_20_Font"><text:span text:style-name="T13">The set Elite is not properly commented in Algorithm 2 and in the text describing it.</text:span></text:span></text:p>
      <text:p text:style-name="P9"/>
      <text:p text:style-name="P18">Response <text:span text:style-name="T14">7</text:span></text:p>
      <text:p text:style-name="P18"/>
      <text:p text:style-name="P15"><text:span text:style-name="Default_20_Paragraph_20_Font"><text:span text:style-name="T2">…</text:span></text:span></text:p>
      <text:p text:style-name="P15"><text:span text:style-name="Default_20_Paragraph_20_Font"><text:span text:style-name="T2"/></text:span></text:p>
      <text:p text:style-name="P14"><text:span text:style-name="Default_20_Paragraph_20_Font"><text:span text:style-name="T13">The proposed method has many parameters besides the population size NP and D_I: parameter 0.9 involved in the update rule (line 2 of Algorithm 2), the parameters 0.2, 0.1, 0.9, 0.1 of crossover (5) <text:s/>and the parameter 0.5 of the mutation in (6). Is the algorithm sensitive to all these parameters? Is it possible to get rid of some of them? (E.g. it seems to be redundant to have four parameters for crossover.) To keep the same style of presentation of parameters with the other algorithms on page 11, it is recommended that all parameters of the new algorithm are named and listed together with D_I=0.3, NP=250 for the DE_EDM in the list of parameters on page 11.</text:span></text:span></text:p>
      <text:p text:style-name="P10"/>
      <text:p text:style-name="P19">Response <text:span text:style-name="T15">8</text:span></text:p>
      <text:p text:style-name="P19"/>
      <text:p text:style-name="P16"><text:span text:style-name="Default_20_Paragraph_20_Font"><text:span text:style-name="T2">…</text:span></text:span></text:p>
      <text:p text:style-name="P14"><text:span text:style-name="Default_20_Paragraph_20_Font"><text:span text:style-name="T13">More information should be provided for each testing instance from CEC 2016 and 2017. What is the dimension of the search space? What are the features of these problems? How are they built? Obviously, one can find this information in the literature, but it is quite relevant in this paper to make it self-contained and to discuss the strong and weak points of the new method.</text:span></text:span></text:p>
      <text:p text:style-name="P10"/>
      <text:p text:style-name="P19">Response <text:span text:style-name="T16">9</text:span></text:p>
      <text:p text:style-name="P19"/>
      <text:p text:style-name="P16"><text:span text:style-name="Default_20_Paragraph_20_Font"><text:span text:style-name="T2">…</text:span></text:span></text:p>
      <text:p text:style-name="P14"><text:span text:style-name="Default_20_Paragraph_20_Font"><text:span text:style-name="T13">The phrase "In fact it attained the third and second places in CEC 2016 and CEC 2017 respectively." (top of page 13) seems to contradict the fact that in Tables 1 and 2 the proposed modification of DE is the best method. </text:span></text:span></text:p>
      <text:p text:style-name="P10"/>
      <text:p text:style-name="P19">Response <text:span text:style-name="T16">10</text:span></text:p>
      <text:p text:style-name="P19"><text:soft-page-break/></text:p>
      <text:p text:style-name="P16"><text:span text:style-name="Default_20_Paragraph_20_Font"><text:span text:style-name="T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2" style:display-name="Heading 2" style:family="paragraph" style:parent-style-name="Header" style:next-style-name="Text_20_body" style:default-outline-level="2" style:class="text">
      <style:paragraph-properties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Carlos </meta:initial-creator>
    <meta:creation-date>2014-06-06T17:21:00Z</meta:creation-date>
    <dc:date>2019-02-26T22:29:54.278276375</dc:date>
    <meta:editing-cycles>68</meta:editing-cycles>
    <meta:editing-duration>PT13H47M8S</meta:editing-duration>
    <dc:creator>joel </dc:creator>
    <meta:document-statistic meta:table-count="0" meta:image-count="0" meta:object-count="0" meta:page-count="5" meta:paragraph-count="57" meta:word-count="962" meta:character-count="5674" meta:non-whitespace-character-count="4740"/>
    <meta:template xlink:type="simple" xlink:actuate="onRequest" xlink:title="" xlink:href="Normal"/>
  </office:meta>
</office:document-meta>
</file>